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5-09-0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5-07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5-04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5-01-1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4-10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4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4-05-23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4-01-1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3-10-0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3-08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3-05-2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3-03-1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2-1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2-08-31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2-05-2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2-02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1-11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1-08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1-05-2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1-03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0-12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0-10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0-06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20-03-2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9-1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9-09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9-08-1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9-03-1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8-09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8-07-1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8-05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7-11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7-08-0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7-05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7-01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6-12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6-08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6-06-02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6-02-2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5-12-0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5-08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5-03-3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5-02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4-10-1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4-07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4-05-1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4-01-2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10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08-1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06-0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05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04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3-01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2-11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2-10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2-07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2-05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2-01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1-11-1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1-08-0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1-05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1-04-1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1-01-13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0-10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0-07-0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0-05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10-03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9-12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9-10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9-07-2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9-05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9-02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10-0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09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07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05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03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8-01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7-09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7-06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7-05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7-02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6-11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6-11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6-05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6-02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5-11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5-08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5-05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5-02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4-11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4-08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4-05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4-02-1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3-11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3-08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3-05-1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3-04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3-02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2-11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2-09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2-04-3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2-02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1-12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1-05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1-04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1-01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11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08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07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05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03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2000-01-0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10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8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6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4-2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3-3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2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9-01-29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12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11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11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10-0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7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6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5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5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3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2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8-01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12-1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11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8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8-0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7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6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5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4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3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7-02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12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11-0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9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9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8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6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6-0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5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4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3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2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6-01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12-0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11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10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9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8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7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6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5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4-0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2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5-0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12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11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10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8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7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6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4-1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3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4-01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12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11-0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10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9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8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6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6-0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5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4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3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2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3-01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12-0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11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10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9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8-0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7-0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6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5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4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3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2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2-01-0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12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10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10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9-0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8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7-03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6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5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4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3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2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1-01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12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11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10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9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8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7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6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4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4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3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2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90-01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12-0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11-0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10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10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8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8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7-1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6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5-0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4-0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3-0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2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9-01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12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11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10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9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8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7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5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5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3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8-01-0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11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11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8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6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6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5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2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7-01-0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10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9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7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6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5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4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3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2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6-01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12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10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9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8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6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3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3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1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12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1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10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9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8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7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5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4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2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4-01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10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10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8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8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7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4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3-0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2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3-01-0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12-0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11-0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10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9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7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6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6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5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4-0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3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2-0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2-0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12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10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8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6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2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1-01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12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11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10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10-0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9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7-3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6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4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3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80-0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11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9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8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7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6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5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9-02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12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10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9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7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5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4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2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8-01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12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10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9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8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6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5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3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2-1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7-01-0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11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10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9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8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7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6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4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3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6-02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1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10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9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8-0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7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6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5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2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2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5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12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8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8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6-2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5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3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3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4-02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12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10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10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9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7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6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4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4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2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2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3-01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10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10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8-3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7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6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4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4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3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2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1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2-01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1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11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10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9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8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7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6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5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4-0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531081054301</text:p>
          </table:table-cell>
          <table:table-cell office:value-type="string" calcext:value-type="string">
            <text:p>COCOA-O WELL NEAR BITHLO, FL</text:p>
          </table:table-cell>
          <table:table-cell office:value-type="string" calcext:value-type="string">
            <text:p>197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64" meta:object-count="0"/>
    <meta:user-defined meta:name="AppVersion">3.0</meta:user-defined>
  </office:meta>
</office:document-meta>
</file>